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table:style-name="Default" office:value-type="string" calcext:value-type="string">
            <text:p>States</text:p>
          </table:table-cell>
          <table:table-cell/>
        </table:table-row>
        <table:table-row table:style-name="ro1">
          <table:table-cell table:style-name="Default"/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.string.main_ignition_test;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.string.main_hybrid_init;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.string.main_hybrid_start;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R.string.main_wood_start;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.string.main_cold_start;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.string.main_wood_burning;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.string.main_cold_start_off;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.string.main_wood_burning_off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5T21:18:42.283625377</meta:creation-date>
    <dc:date>2020-12-15T21:21:07.461516310</dc:date>
    <meta:editing-duration>PT2M25S</meta:editing-duration>
    <meta:editing-cycles>1</meta:editing-cycles>
    <meta:document-statistic meta:table-count="1" meta:cell-count="17" meta:object-count="0"/>
    <meta:generator>LibreOffice/7.0.3.1$Linux_X86_64 LibreOffice_project/00$Build-1</meta:generator>
  </office:meta>
</office:document-meta>
</file>